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5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8" manifest:media-type=""/>
  <manifest:file-entry manifest:full-path="ObjectReplacements/Object 6" manifest:media-type="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solid" svg:stroke-color="#000000" draw:fill="none" draw:fill-color="#ffffff" fo:min-height="13.486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512cm"/>
    </style:style>
    <style:style style:name="gr5" style:family="graphic" style:parent-style-name="standard">
      <style:graphic-properties draw:stroke="solid" svg:stroke-color="#000000" draw:fill="none" draw:fill-color="#ffffff" fo:min-height="8.781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48pt" style:font-size-asian="18pt" style:font-size-complex="18pt"/>
    </style:style>
    <style:style style:name="P7" style:family="paragraph">
      <loext:graphic-properties draw:fill="none" draw:fill-color="#ffffff"/>
      <style:text-properties fo:font-size="48pt" style:font-size-asian="18pt" style:font-size-complex="18pt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2cm" fo:margin-bottom="0cm"/>
    </style:style>
    <style:style style:name="P10" style:family="paragraph">
      <style:paragraph-properties fo:margin-top="0cm" fo:margin-bottom="0cm"/>
    </style:style>
    <style:style style:name="T1" style:family="text">
      <style:text-properties fo:font-size="16pt" style:text-underline-style="solid" style:text-underline-width="auto" style:text-underline-color="font-color"/>
    </style:style>
    <style:style style:name="T2" style:family="text">
      <style:text-properties fo:font-size="16pt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6pt"/>
    </style:style>
    <style:style style:name="T4" style:family="text">
      <style:text-properties fo:font-size="16pt"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6pt" fo:font-style="italic" style:font-size-asian="18pt" style:font-style-asian="italic" style:font-size-complex="18pt" style:font-style-complex="italic"/>
    </style:style>
    <style:style style:name="T9" style:family="text">
      <style:text-properties style:font-name="Liberation Sans1" fo:font-size="16pt" style:font-name-asian="Liberation Sans1" style:font-name-complex="Liberation Sans1"/>
    </style:style>
    <style:style style:name="T10" style:family="text">
      <style:text-properties style:font-name="Liberation Sans" fo:font-size="16pt" style:font-name-asian="Liberation Sans1" style:font-name-complex="Liberation Sans1"/>
    </style:style>
    <style:style style:name="T11" style:family="text">
      <style:text-properties fo:font-size="16pt" fo:font-style="normal" style:font-style-asian="normal" style:font-style-complex="normal"/>
    </style:style>
    <style:style style:name="T12" style:family="text">
      <style:text-properties fo:font-size="8pt" fo:font-style="normal" style:font-style-asian="normal" style:font-style-complex="normal"/>
    </style:style>
    <style:style style:name="T13" style:family="text">
      <style:text-properties style:font-name="Liberation Sans1" fo:font-size="16pt" fo:font-style="normal" style:font-name-asian="Liberation Sans1" style:font-size-asian="18pt" style:font-style-asian="normal" style:font-name-complex="Liberation Sans1" style:font-size-complex="18pt" style:font-style-complex="normal"/>
    </style:style>
    <style:style style:name="T14" style:family="text">
      <style:text-properties style:font-name="Liberation Sans" fo:font-size="16pt" fo:font-style="normal" style:font-name-asian="Liberation Sans1" style:font-size-asian="18pt" style:font-style-asian="normal" style:font-name-complex="Liberation Sans1" style:font-size-complex="18pt" style:font-style-complex="normal"/>
    </style:style>
    <style:style style:name="T15" style:family="text">
      <style:text-properties fo:font-size="16pt" fo:font-style="normal" style:font-size-asian="18pt" style:font-style-asian="normal" style:font-size-complex="18pt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265cm" svg:height="1.061cm" svg:x="4.529cm" svg:y="10.495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2" draw:text-style-name="P4" draw:layer="layout" svg:width="19.59cm" svg:height="15.308cm" svg:x="1cm" svg:y="1.481cm">
            <draw:text-box>
              <text:p text:style-name="P2"><text:span text:style-name="T1">T</text:span><text:span text:style-name="T1">a</text:span><text:span text:style-name="T1">n</text:span><text:span text:style-name="T1">k</text:span><text:span text:style-name="T1"> </text:span><text:span text:style-name="T1">B</text:span><text:span text:style-name="T1">u</text:span><text:span text:style-name="T1">l</text:span><text:span text:style-name="T1">k</text:span><text:span text:style-name="T1"> </text:span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(</text:span><text:span text:style-name="T2">d</text:span><text:span text:style-name="T2">T</text:span><text:span text:style-name="T2">t</text:span><text:span text:style-name="T2">/</text:span><text:span text:style-name="T2">d</text:span><text:span text:style-name="T2">t</text:span><text:span text:style-name="T1">)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  <text:list text:style-name="L2">
                <text:list-item>
                  <text:p text:style-name="P2"><text:span text:style-name="T3">H</text:span><text:span text:style-name="T3">e</text:span><text:span text:style-name="T3">a</text:span><text:span text:style-name="T3">t</text:span><text:span text:style-name="T3"> </text:span><text:span text:style-name="T3">I</text:span><text:span text:style-name="T3">n</text:span><text:span text:style-name="T3">:</text:span><text:span text:style-name="T3"> </text:span><text:span text:style-name="T3"><text:s/></text:span><text:span text:style-name="T4">K</text:span><text:span text:style-name="T4">e</text:span></text:p>
                  <text:list>
                    <text:list-item>
                      <text:p text:style-name="P3"><text:span text:style-name="T5">K</text:span><text:span text:style-name="T5">e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s</text:span><text:span text:style-name="T6"> </text:span><text:span text:style-name="T6">e</text:span><text:span text:style-name="T6">x</text:span><text:span text:style-name="T6">o</text:span><text:span text:style-name="T6">t</text:span><text:span text:style-name="T6">h</text:span><text:span text:style-name="T6">e</text:span><text:span text:style-name="T6">r</text:span><text:span text:style-name="T6">m</text:span><text:span text:style-name="T6">i</text:span><text:span text:style-name="T6">c</text:span><text:span text:style-name="T6"> </text:span><text:span text:style-name="T6">h</text:span><text:span text:style-name="T6">e</text:span><text:span text:style-name="T6">a</text:span><text:span text:style-name="T6">t</text:span><text:span text:style-name="T6"> </text:span><text:span text:style-name="T7">(</text:span><text:span text:style-name="T8">K</text:span><text:span text:style-name="T8">e</text:span><text:span text:style-name="T7"> </text:span><text:span text:style-name="T7">&gt;</text:span><text:span text:style-name="T7"> </text:span><text:span text:style-name="T7">0</text:span><text:span text:style-name="T7">)</text:span></text:p>
                    </text:list-item>
                    <text:list-item>
                      <text:p text:style-name="P2"><text:span text:style-name="T7">T</text:span><text:span text:style-name="T7">e</text:span><text:span text:style-name="T7">m</text:span><text:span text:style-name="T7">p</text:span><text:span text:style-name="T7">e</text:span><text:span text:style-name="T7">r</text:span><text:span text:style-name="T7">a</text:span><text:span text:style-name="T7">t</text:span><text:span text:style-name="T7">u</text:span><text:span text:style-name="T7">r</text:span><text:span text:style-name="T7">e</text:span><text:span text:style-name="T7"> </text:span><text:span text:style-name="T7">a</text:span><text:span text:style-name="T7">s</text:span><text:span text:style-name="T7"> </text:span><text:span text:style-name="T7">p</text:span><text:span text:style-name="T7">r</text:span><text:span text:style-name="T7">o</text:span><text:span text:style-name="T7">x</text:span><text:span text:style-name="T7">y</text:span><text:span text:style-name="T7"> </text:span><text:span text:style-name="T7">f</text:span><text:span text:style-name="T7">o</text:span><text:span text:style-name="T7">r</text:span><text:span text:style-name="T7"> </text:span><text:span text:style-name="T7">(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</text:span><text:span text:style-name="T7">)</text:span><text:span text:style-name="T7"> </text:span><text:span text:style-name="T7">h</text:span><text:span text:style-name="T7">e</text:span><text:span text:style-name="T7">a</text:span><text:span text:style-name="T7">t</text:span></text:p>
                    </text:list-item>
                    <text:list-item>
                      <text:p text:style-name="P2"><text:span text:style-name="T3">U</text:span><text:span text:style-name="T3">n</text:span><text:span text:style-name="T3">i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e</text:span><text:span text:style-name="T3">g</text:span><text:span text:style-name="T3">/</text:span><text:span text:style-name="T3">h</text:span></text:p>
                    </text:list-item>
                    <text:list-item>
                      <text:p text:style-name="P2"><text:span text:style-name="T3">0</text:span><text:span text:style-name="T3">.</text:span><text:span text:style-name="T3">1</text:span><text:span text:style-name="T3">3</text:span><text:span text:style-name="T3">8</text:span><text:span text:style-name="T3">-</text:span><text:span text:style-name="T3">0</text:span><text:span text:style-name="T3">.</text:span><text:span text:style-name="T3">1</text:span><text:span text:style-name="T3">7</text:span><text:span text:style-name="T3">5</text:span><text:span text:style-name="T9">º</text:span><text:span text:style-name="T10">C</text:span><text:span text:style-name="T3">/</text:span><text:span text:style-name="T3">h</text:span><text:span text:style-name="T3"> </text:span><text:span text:style-name="T3">e</text:span><text:span text:style-name="T3">s</text:span><text:span text:style-name="T3">t</text:span><text:span text:style-name="T3">i</text:span><text:span text:style-name="T3">m</text:span><text:span text:style-name="T3">a</text:span><text:span text:style-name="T3">t</text:span><text:span text:style-name="T3">e</text:span><text:span text:style-name="T3">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s</text:span><text:span text:style-name="T3">l</text:span><text:span text:style-name="T3">o</text:span><text:span text:style-name="T3">p</text:span><text:span text:style-name="T3">e</text:span><text:span text:style-name="T3"> </text:span><text:span text:style-name="T3">o</text:span><text:span text:style-name="T3">f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r</text:span><text:span text:style-name="T3">i</text:span><text:span text:style-name="T3">s</text:span><text:span text:style-name="T3">e</text:span><text:span text:style-name="T3"> </text:span><text:span text:style-name="T3">o</text:span><text:span text:style-name="T3">n</text:span><text:span text:style-name="T3"> </text:span><text:span text:style-name="T3">t</text:span><text:span text:style-name="T3">r</text:span><text:span text:style-name="T3">e</text:span><text:span text:style-name="T3">n</text:span><text:span text:style-name="T3">d</text:span><text:span text:style-name="T3"> </text:span><text:span text:style-name="T3">p</text:span><text:span text:style-name="T3">l</text:span><text:span text:style-name="T3">o</text:span><text:span text:style-name="T3">t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4">C</text:span><text:span text:style-name="T4">V</text:span><text:span text:style-name="T3">=</text:span><text:span text:style-name="T3">0</text:span><text:span text:style-name="T3"> </text:span><text:span text:style-name="T3">(</text:span><text:span text:style-name="T3">n</text:span><text:span text:style-name="T3">o</text:span><text:span text:style-name="T3"> </text:span><text:span text:style-name="T3">c</text:span><text:span text:style-name="T3">o</text:span><text:span text:style-name="T3">o</text:span><text:span text:style-name="T3">l</text:span><text:span text:style-name="T3">i</text:span><text:span text:style-name="T3">n</text:span><text:span text:style-name="T3">g</text:span><text:span text:style-name="T3">)</text:span><text:span text:style-name="T3">;</text:span><text:span text:style-name="T3"> </text:span><text:span text:style-name="T3">t</text:span><text:span text:style-name="T3">e</text:span><text:span text:style-name="T3">m</text:span><text:span text:style-name="T3">p</text:span><text:span text:style-name="T3">e</text:span><text:span text:style-name="T3">r</text:span><text:span text:style-name="T3">a</text:span><text:span text:style-name="T3">t</text:span><text:span text:style-name="T3">u</text:span><text:span text:style-name="T3">r</text:span><text:span text:style-name="T3">e</text:span><text:span text:style-name="T3"> </text:span><text:span text:style-name="T3">a</text:span><text:span text:style-name="T3">s</text:span><text:span text:style-name="T3"> </text:span><text:span text:style-name="T3">p</text:span><text:span text:style-name="T3">r</text:span><text:span text:style-name="T3">o</text:span><text:span text:style-name="T3">x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/text:p>
                    </text:list-item>
                  </text:list>
                </text:list-item>
                <text:list-item>
                  <text:p text:style-name="P2"><text:span text:style-name="T3">H</text:span><text:span text:style-name="T3">e</text:span><text:span text:style-name="T3">a</text:span><text:span text:style-name="T3">t</text:span><text:span text:style-name="T3"> </text:span><text:span text:style-name="T3">O</text:span><text:span text:style-name="T3">u</text:span><text:span text:style-name="T3">t</text:span><text:span text:style-name="T3">:</text:span><text:span text:style-name="T3"> </text:span><text:span text:style-name="T3"><text:s/></text:span><text:span text:style-name="T4">f</text:span><text:span text:style-name="T4">(</text:span><text:span text:style-name="T4">C</text:span><text:span text:style-name="T4">V</text:span><text:span text:style-name="T4">)</text:span></text:p>
                  <text:list>
                    <text:list-item>
                      <text:p text:style-name="P2"><text:span text:style-name="T3">C</text:span><text:span text:style-name="T3">h</text:span><text:span text:style-name="T3">i</text:span><text:span text:style-name="T3">l</text:span><text:span text:style-name="T3">l</text:span><text:span text:style-name="T3">e</text:span><text:span text:style-name="T3">d</text:span><text:span text:style-name="T3"> </text:span><text:span text:style-name="T3">g</text:span><text:span text:style-name="T3">l</text:span><text:span text:style-name="T3">y</text:span><text:span text:style-name="T3">c</text:span><text:span text:style-name="T3">o</text:span><text:span text:style-name="T3">l</text:span><text:span text:style-name="T3"> </text:span><text:span text:style-name="T3">j</text:span><text:span text:style-name="T3">a</text:span><text:span text:style-name="T3">c</text:span><text:span text:style-name="T3">k</text:span><text:span text:style-name="T3">e</text:span><text:span text:style-name="T3">t</text:span></text:p>
                    </text:list-item>
                    <text:list-item>
                      <text:p text:style-name="P2"><text:span text:style-name="T3">T</text:span><text:span text:style-name="T3">h</text:span><text:span text:style-name="T3">r</text:span><text:span text:style-name="T3">e</text:span><text:span text:style-name="T3">e</text:span><text:span text:style-name="T3">-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:</text:span></text:p>
                      <text:list>
                        <text:list-item>
                          <text:p text:style-name="P2"><text:span text:style-name="T4">C</text:span><text:span text:style-name="T4">V</text:span><text:span text:style-name="T4">e</text:span><text:span text:style-name="T3"> </text:span><text:span text:style-name="T3">–</text:span><text:span text:style-name="T3"> </text:span><text:span text:style-name="T4">C</text:span><text:span text:style-name="T4">V</text:span><text:span text:style-name="T3"> </text:span><text:span text:style-name="T3">a</text:span><text:span text:style-name="T3">t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4">f</text:span><text:span text:style-name="T4">(</text:span><text:span text:style-name="T4">C</text:span><text:span text:style-name="T4">V</text:span><text:span text:style-name="T4">)</text:span><text:span text:style-name="T4"> </text:span><text:span text:style-name="T4">=</text:span><text:span text:style-name="T4"> </text:span><text:span text:style-name="T4">K</text:span><text:span text:style-name="T4">e</text:span><text:span text:style-name="T11"> </text:span><text:span text:style-name="T11">i</text:span><text:span text:style-name="T11">.</text:span><text:span text:style-name="T11">e</text:span><text:span text:style-name="T11">.</text:span><text:span text:style-name="T11"> </text:span><text:span text:style-name="T11">h</text:span><text:span text:style-name="T11">e</text:span><text:span text:style-name="T11">a</text:span><text:span text:style-name="T11">t</text:span><text:span text:style-name="T11"> </text:span><text:span text:style-name="T11">b</text:span><text:span text:style-name="T11">a</text:span><text:span text:style-name="T11">l</text:span><text:span text:style-name="T11">a</text:span><text:span text:style-name="T11">n</text:span><text:span text:style-name="T11">c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e</text:span><text:span text:style-name="T11">x</text:span><text:span text:style-name="T11">o</text:span><text:span text:style-name="T11">t</text:span><text:span text:style-name="T11">h</text:span><text:span text:style-name="T11">e</text:span><text:span text:style-name="T11">r</text:span><text:span text:style-name="T11">m</text:span></text:p>
                        </text:list-item>
                        <text:list-item>
                          <text:p text:style-name="P2"><text:span text:style-name="T4">C</text:span><text:span text:style-name="T4">V</text:span><text:span text:style-name="T4">e</text:span><text:span text:style-name="T4">0</text:span><text:span text:style-name="T3"> </text:span><text:span text:style-name="T3">–</text:span><text:span text:style-name="T3"> </text:span><text:span text:style-name="T4">C</text:span><text:span text:style-name="T4">V</text:span><text:span text:style-name="T3"> </text:span><text:span text:style-name="T3">b</text:span><text:span text:style-name="T3">e</text:span><text:span text:style-name="T3">l</text:span><text:span text:style-name="T3">o</text:span><text:span text:style-name="T3">w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4">f</text:span><text:span text:style-name="T4">(</text:span><text:span text:style-name="T4">C</text:span><text:span text:style-name="T4">V</text:span><text:span text:style-name="T4">)</text:span><text:span text:style-name="T4"> </text:span><text:span text:style-name="T4">=</text:span><text:span text:style-name="T4"> </text:span><text:span text:style-name="T4">0</text:span></text:p>
                        </text:list-item>
                        <text:list-item>
                          <text:p text:style-name="P2"><text:span text:style-name="T4">C</text:span><text:span text:style-name="T4">V</text:span><text:span text:style-name="T4">e</text:span><text:span text:style-name="T4">x</text:span><text:span text:style-name="T4">p</text:span><text:span text:style-name="T4"> </text:span><text:span text:style-name="T4">–</text:span><text:span text:style-name="T4"> </text:span><text:span text:style-name="T4">e</text:span><text:span text:style-name="T4">x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 </text:span><text:span text:style-name="T4">o</text:span><text:span text:style-name="T4">f</text:span><text:span text:style-name="T4"> </text:span><text:span text:style-name="T4">l</text:span><text:span text:style-name="T4">i</text:span><text:span text:style-name="T4">n</text:span><text:span text:style-name="T4">e</text:span><text:span text:style-name="T4">a</text:span><text:span text:style-name="T4">r</text:span><text:span text:style-name="T4"> </text:span><text:span text:style-name="T4">r</text:span><text:span text:style-name="T4">e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(</text:span><text:span text:style-name="T4">C</text:span><text:span text:style-name="T4">V</text:span><text:span text:style-name="T4">-</text:span><text:span text:style-name="T4">C</text:span><text:span text:style-name="T4">V</text:span><text:span text:style-name="T4">e</text:span><text:span text:style-name="T4">0</text:span><text:span text:style-name="T4">)</text:span><text:span text:style-name="T4">/</text:span><text:span text:style-name="T4">(</text:span><text:span text:style-name="T4">C</text:span><text:span text:style-name="T4">V</text:span><text:span text:style-name="T4">e</text:span><text:span text:style-name="T4">-</text:span><text:span text:style-name="T4">C</text:span><text:span text:style-name="T4">V</text:span><text:span text:style-name="T4">e</text:span><text:span text:style-name="T4">0</text:span><text:span text:style-name="T4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1">F</text:span><text:span text:style-name="T11">i</text:span><text:span text:style-name="T11">n</text:span><text:span text:style-name="T11">a</text:span><text:span text:style-name="T11">l</text:span><text:span text:style-name="T11"> </text:span><text:span text:style-name="T11">r</text:span><text:span text:style-name="T11">e</text:span><text:span text:style-name="T11">s</text:span><text:span text:style-name="T11">u</text:span><text:span text:style-name="T11">l</text:span><text:span text:style-name="T11">t</text:span><text:span text:style-name="T11">:</text:span><text:span text:style-name="T11"> </text:span><text:span text:style-name="T11"><text:s/></text:span><text:span text:style-name="T11">I</text:span><text:span text:style-name="T11">n</text:span><text:span text:style-name="T11"> </text:span><text:span text:style-name="T11">–</text:span><text:span text:style-name="T11"> </text:span><text:span text:style-name="T11">O</text:span><text:span text:style-name="T11">u</text:span><text:span text:style-name="T11">t</text:span><text:span text:style-name="T11"> </text:span><text:span text:style-name="T11">=</text:span><text:span text:style-name="T11"> </text:span><text:span text:style-name="T4">K</text:span><text:span text:style-name="T4">e</text:span><text:span text:style-name="T4"> </text:span><text:span text:style-name="T4">-</text:span><text:span text:style-name="T4"> </text:span><text:span text:style-name="T4">f</text:span><text:span text:style-name="T4">(</text:span><text:span text:style-name="T4">C</text:span><text:span text:style-name="T4">V</text:span><text:span text:style-name="T4">)</text:span></text:p>
                  <text:p text:style-name="P2"><text:span text:style-name="T4"/></text:p>
                  <text:p text:style-name="P2"><text:span text:style-name="T4"/></text:p>
                  <text:p text:style-name="P2"><text:span text:style-name="T4"/></text:p>
                  <text:p text:style-name="P2"><text:span text:style-name="T12"/></text:p>
                  <text:p text:style-name="P2"><text:span text:style-name="T12"/></text:p>
                </text:list-item>
                <text:list-item>
                  <text:p text:style-name="P2"><text:span text:style-name="T11">I</text:span><text:span text:style-name="T11">m</text:span><text:span text:style-name="T11">p</text:span><text:span text:style-name="T11">l</text:span><text:span text:style-name="T11">e</text:span><text:span text:style-name="T11">m</text:span><text:span text:style-name="T11">e</text:span><text:span text:style-name="T11">n</text:span><text:span text:style-name="T11">t</text:span><text:span text:style-name="T11">e</text:span><text:span text:style-name="T11">d</text:span><text:span text:style-name="T11"> </text:span><text:span text:style-name="T11">a</text:span><text:span text:style-name="T11">s</text:span><text:span text:style-name="T11">:</text:span><text:span text:style-name="T11"> 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i</text:span><text:span text:style-name="T11">.</text:span><text:span text:style-name="T11">e</text:span><text:span text:style-name="T11">.</text:span><text:span text:style-name="T11"> </text:span><text:span text:style-name="T11">E</text:span><text:span text:style-name="T11">x</text:span><text:span text:style-name="T11">p</text:span><text:span text:style-name="T11">l</text:span><text:span text:style-name="T11">i</text:span><text:span text:style-name="T11">c</text:span><text:span text:style-name="T11">i</text:span><text:span text:style-name="T11">t</text:span><text:span text:style-name="T11"> </text:span><text:span text:style-name="T11">E</text:span><text:span text:style-name="T11">u</text:span><text:span text:style-name="T11">l</text:span><text:span text:style-name="T11">e</text:span><text:span text:style-name="T11">r</text:span><text:span text:style-name="T11"> </text:span><text:span text:style-name="T11">i</text:span><text:span text:style-name="T11">n</text:span><text:span text:style-name="T11">t</text:span><text:span text:style-name="T11">e</text:span><text:span text:style-name="T11">g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/text:p>
                  <text:p text:style-name="P2"><text:span text:style-name="T11"/></text:p>
                </text:list-item>
                <text:list-item>
                  <text:p text:style-name="P2"><text:span text:style-name="T11">C</text:span><text:span text:style-name="T11">a</text:span><text:span text:style-name="T11">v</text:span><text:span text:style-name="T11">e</text:span><text:span text:style-name="T11">a</text:span><text:span text:style-name="T11">t</text:span><text:span text:style-name="T11">s</text:span></text:p>
                  <text:list>
                    <text:list-item>
                      <text:p text:style-name="P2"><text:span text:style-name="T11">E</text:span><text:span text:style-name="T11">x</text:span><text:span text:style-name="T11">c</text:span><text:span text:style-name="T11">l</text:span><text:span text:style-name="T11">u</text:span><text:span text:style-name="T11">d</text:span><text:span text:style-name="T11">e</text:span><text:span text:style-name="T11">s</text:span><text:span text:style-name="T11"> </text:span><text:span text:style-name="T11">h</text:span><text:span text:style-name="T11">e</text:span><text:span text:style-name="T11">a</text:span><text:span text:style-name="T11">t</text:span><text:span text:style-name="T11"> </text:span><text:span text:style-name="T11">l</text:span><text:span text:style-name="T11">o</text:span><text:span text:style-name="T11">s</text:span><text:span text:style-name="T11">s</text:span><text:span text:style-name="T11"> </text:span><text:span text:style-name="T11">t</text:span><text:span text:style-name="T11">o</text:span><text:span text:style-name="T11"> </text:span><text:span text:style-name="T11">e</text:span><text:span text:style-name="T11">n</text:span><text:span text:style-name="T11">v</text:span><text:span text:style-name="T11">i</text:span><text:span text:style-name="T11">r</text:span><text:span text:style-name="T11">o</text:span><text:span text:style-name="T11">n</text:span><text:span text:style-name="T11">m</text:span><text:span text:style-name="T11">e</text:span><text:span text:style-name="T11">n</text:span><text:span text:style-name="T11">t</text:span><text:span text:style-name="T11"> </text:span><text:span text:style-name="T11">(</text:span><text:span text:style-name="T11">P</text:span><text:span text:style-name="T11">r</text:span><text:span text:style-name="T11">o</text:span><text:span text:style-name="T11">v</text:span><text:span text:style-name="T11">i</text:span><text:span text:style-name="T11">n</text:span><text:span text:style-name="T11">c</text:span><text:span text:style-name="T11">e</text:span><text:span text:style-name="T11"> </text:span><text:span text:style-name="T11">o</text:span><text:span text:style-name="T11">f</text:span><text:span text:style-name="T11"> </text:span><text:span text:style-name="T11">A</text:span><text:span text:style-name="T11">l</text:span><text:span text:style-name="T11">b</text:span><text:span text:style-name="T11">e</text:span><text:span text:style-name="T11">r</text:span><text:span text:style-name="T11">t</text:span><text:span text:style-name="T11">a</text:span><text:span text:style-name="T11">,</text:span><text:span text:style-name="T11"> </text:span><text:span text:style-name="T11">C</text:span><text:span text:style-name="T11">A</text:span><text:span text:style-name="T11"> </text:span><text:span text:style-name="T11">-</text:span><text:span text:style-name="T11"> </text:span><text:span text:style-name="T4">b</text:span><text:span text:style-name="T4">r</text:span><text:span text:style-name="T4">r</text:span><text:span text:style-name="T4">r</text:span><text:span text:style-name="T4">r</text:span><text:span text:style-name="T4">r</text:span><text:span text:style-name="T11">)</text:span></text:p>
                    </text:list-item>
                    <text:list-item>
                      <text:p text:style-name="P2"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 </text:span><text:span text:style-name="T6">p</text:span><text:span text:style-name="T6">r</text:span><text:span text:style-name="T6">o</text:span><text:span text:style-name="T6">x</text:span><text:span text:style-name="T6">y</text:span><text:span text:style-name="T6"> </text:span><text:span text:style-name="T6">f</text:span><text:span text:style-name="T6">o</text:span><text:span text:style-name="T6">r</text:span><text:span text:style-name="T6"> </text:span><text:span text:style-name="T6">h</text:span><text:span text:style-name="T6">e</text:span><text:span text:style-name="T6">a</text:span><text:span text:style-name="T6">t</text:span><text:span text:style-name="T6"> </text:span><text:span text:style-name="T6">i</text:span><text:span text:style-name="T6">.</text:span><text:span text:style-name="T6">e</text:span><text:span text:style-name="T6">.</text:span><text:span text:style-name="T6"> </text:span><text:span text:style-name="T5">K</text:span><text:span text:style-name="T5">e</text:span><text:span text:style-name="T6"> </text:span><text:span text:style-name="T6">u</text:span><text:span text:style-name="T6">n</text:span><text:span text:style-name="T6">i</text:span><text:span text:style-name="T6">t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13">º</text:span><text:span text:style-name="T14">C</text:span><text:span text:style-name="T15">/</text:span><text:span text:style-name="T15">h</text:span><text:span text:style-name="T15">,</text:span><text:span text:style-name="T15"> </text:span><text:span text:style-name="T15">n</text:span><text:span text:style-name="T15">o</text:span><text:span text:style-name="T15">t</text:span><text:span text:style-name="T15"> </text:span><text:span text:style-name="T15">W</text:span></text:p>
                    </text:list-item>
                    <text:list-item>
                      <text:p text:style-name="P2"><text:span text:style-name="T15">I</text:span><text:span text:style-name="T15">g</text:span><text:span text:style-name="T15">n</text:span><text:span text:style-name="T15">o</text:span><text:span text:style-name="T15">r</text:span><text:span text:style-name="T15">e</text:span><text:span text:style-name="T15"> </text:span><text:span text:style-name="T15">a</text:span><text:span text:style-name="T15">n</text:span><text:span text:style-name="T15">y</text:span><text:span text:style-name="T15"> 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</text:span><text:span text:style-name="T15">c</text:span><text:span text:style-name="T15">e</text:span><text:span text:style-name="T15"> </text:span><text:span text:style-name="T15">o</text:span><text:span text:style-name="T15">f</text:span><text:span text:style-name="T15"> </text:span><text:span text:style-name="T15">[</text:span><text:span text:style-name="T15">H</text:span><text:span text:style-name="T15">e</text:span><text:span text:style-name="T15">a</text:span><text:span text:style-name="T15">t</text:span><text:span text:style-name="T15"> </text:span><text:span text:style-name="T15">I</text:span><text:span text:style-name="T15">n</text:span><text:span text:style-name="T15">]</text:span><text:span text:style-name="T15"> </text:span><text:span text:style-name="T15">(</text:span><text:span text:style-name="T8">K</text:span><text:span text:style-name="T8">e</text:span><text:span text:style-name="T15">)</text:span><text:span text:style-name="T15"> </text:span><text:span text:style-name="T15">a</text:span><text:span text:style-name="T15">n</text:span><text:span text:style-name="T15">d</text:span><text:span text:style-name="T15"> </text:span><text:span text:style-name="T15">[</text:span><text:span text:style-name="T15">H</text:span><text:span text:style-name="T15">e</text:span><text:span text:style-name="T15">a</text:span><text:span text:style-name="T15">t</text:span><text:span text:style-name="T15"> </text:span><text:span text:style-name="T15">O</text:span><text:span text:style-name="T15">u</text:span><text:span text:style-name="T15">t</text:span><text:span text:style-name="T15">]</text:span><text:span text:style-name="T15"> </text:span><text:span text:style-name="T15">o</text:span><text:span text:style-name="T15">n</text:span><text:span text:style-name="T15"> </text:span><text:span text:style-name="T8">T</text:span><text:span text:style-name="T8">t</text:span></text:p>
                    </text:list-item>
                  </text:list>
                </text:list-item>
              </text:list>
            </draw:text-box>
          </draw:frame>
          <draw:frame draw:style-name="gr1" draw:text-style-name="P1" draw:layer="layout" svg:width="2.849cm" svg:height="0.47cm" svg:x="4.55cm" svg:y="11.819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1" draw:text-style-name="P1" draw:layer="layout" svg:width="0.889cm" svg:height="1.003cm" svg:x="2.389cm" svg:y="11.0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3" draw:text-style-name="P5" draw:layer="layout" svg:width="0.762cm" svg:height="1.016cm" svg:x="3.124cm" svg:y="11.084cm">
            <draw:text-box>
              <text:p>=</text:p>
            </draw:text-box>
          </draw:frame>
          <draw:frame draw:style-name="gr4" draw:text-style-name="P7" draw:layer="layout" svg:width="0.762cm" svg:height="2.143cm" svg:x="3.681cm" svg:y="10.36cm">
            <draw:text-box>
              <text:p text:style-name="P6">{</text:p>
            </draw:text-box>
          </draw:frame>
          <draw:frame draw:style-name="gr1" draw:text-style-name="P1" draw:layer="layout" svg:width="3.809cm" svg:height="1.003cm" svg:x="6.588cm" svg:y="12.67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frame draw:style-name="gr1" draw:text-style-name="P1" draw:layer="layout" svg:width="1.999cm" svg:height="0.999cm" svg:x="0.131cm" svg:y="17.7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draw:frame draw:style-name="gr5" draw:text-style-name="P5" draw:layer="layout" svg:width="19.59cm" svg:height="9.031cm" svg:x="1cm" svg:y="17.391cm">
            <draw:text-box>
              <text:p>Temperature sensor (dPV/dt) model</text:p>
              <text:list text:style-name="L2">
                <text:list-item>
                  <text:p>Heat in: <text:s/><text:span text:style-name="T16">Ke</text:span></text:p>
                  <text:list>
                    <text:list-item>
                      <text:p><text:span text:style-name="T17">S</text:span><text:span text:style-name="T17">a</text:span><text:span text:style-name="T17">m</text:span><text:span text:style-name="T17">e</text:span><text:span text:style-name="T17"> </text:span><text:span text:style-name="T17">a</text:span><text:span text:style-name="T17">s</text:span><text:span text:style-name="T17"> </text:span><text:span text:style-name="T17">T</text:span><text:span text:style-name="T17">t </text:span><text:span text:style-name="T17">a</text:span><text:span text:style-name="T17">b</text:span><text:span text:style-name="T17">o</text:span><text:span text:style-name="T17">v</text:span><text:span text:style-name="T17">e</text:span></text:p>
                    </text:list-item>
                  </text:list>
                </text:list-item>
                <text:list-item>
                  <text:p><text:span text:style-name="T17">He</text:span><text:span text:style-name="T17">at </text:span><text:span text:style-name="T17">ou</text:span><text:span text:style-name="T17">t: <text:s/></text:span><text:span text:style-name="T16">f(P</text:span><text:span text:style-name="T16">V,</text:span><text:span text:style-name="T16">Tt)</text:span></text:p>
                  <text:list>
                    <text:list-item>
                      <text:p><text:span text:style-name="T17">F</text:span><text:span text:style-name="T17">l</text:span><text:span text:style-name="T17">u</text:span><text:span text:style-name="T17">i</text:span><text:span text:style-name="T17">d</text:span><text:span text:style-name="T17"> </text:span><text:span text:style-name="T17">a</text:span><text:span text:style-name="T17">r</text:span><text:span text:style-name="T17">o</text:span><text:span text:style-name="T17">u</text:span><text:span text:style-name="T17">n</text:span><text:span text:style-name="T17">d</text:span><text:span text:style-name="T17"> </text:span><text:span text:style-name="T17">s</text:span><text:span text:style-name="T17">e</text:span><text:span text:style-name="T17">n</text:span><text:span text:style-name="T17">s</text:span><text:span text:style-name="T17">o</text:span><text:span text:style-name="T17">r </text:span><text:span text:style-name="T17">a</text:span><text:span text:style-name="T17">t </text:span><text:span text:style-name="T16">P</text:span><text:span text:style-name="T16">V</text:span><text:span text:style-name="T17"> </text:span><text:span text:style-name="T17">i</text:span><text:span text:style-name="T17">n</text:span><text:span text:style-name="T17"> </text:span><text:span text:style-name="T17">t</text:span><text:span text:style-name="T17">h</text:span><text:span text:style-name="T17">e</text:span><text:span text:style-name="T17">r</text:span><text:span text:style-name="T17">m</text:span><text:span text:style-name="T17">o</text:span><text:span text:style-name="T17">w</text:span><text:span text:style-name="T17">e</text:span><text:span text:style-name="T17">l</text:span><text:span text:style-name="T17">l </text:span><text:span text:style-name="T17">i</text:span><text:span text:style-name="T17">s</text:span><text:span text:style-name="T17"> </text:span><text:span text:style-name="T17">t</text:span><text:span text:style-name="T17">h</text:span><text:span text:style-name="T17">e</text:span><text:span text:style-name="T17">r</text:span><text:span text:style-name="T17">m</text:span><text:span text:style-name="T17">a</text:span><text:span text:style-name="T17">l</text:span><text:span text:style-name="T17">l</text:span><text:span text:style-name="T17">y</text:span><text:span text:style-name="T17"> </text:span><text:span text:style-name="T17">i</text:span><text:span text:style-name="T17">s</text:span><text:span text:style-name="T17">o</text:span><text:span text:style-name="T17">l</text:span><text:span text:style-name="T17">a</text:span><text:span text:style-name="T17">t</text:span><text:span text:style-name="T17">e</text:span><text:span text:style-name="T17">d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c</text:span><text:span text:style-name="T17">o</text:span><text:span text:style-name="T17">o</text:span><text:span text:style-name="T17">l</text:span><text:span text:style-name="T17">i</text:span><text:span text:style-name="T17">n</text:span><text:span text:style-name="T17">g</text:span><text:span text:style-name="T17"> </text:span><text:span text:style-name="T17">j</text:span><text:span text:style-name="T17">a</text:span><text:span text:style-name="T17">c</text:span><text:span text:style-name="T17">k</text:span><text:span text:style-name="T17">e</text:span><text:span text:style-name="T17">t</text:span><text:span text:style-name="T17">, </text:span><text:span text:style-name="T17">b</text:span><text:span text:style-name="T17">u</text:span><text:span text:style-name="T17">t </text:span><text:span text:style-name="T17">w</text:span><text:span text:style-name="T17">i</text:span><text:span text:style-name="T17">l</text:span><text:span text:style-name="T17">l </text:span><text:span text:style-name="T17">b</text:span><text:span text:style-name="T17">e</text:span><text:span text:style-name="T17"> </text:span><text:span text:style-name="T17">c</text:span><text:span text:style-name="T17">o</text:span><text:span text:style-name="T17">o</text:span><text:span text:style-name="T17">l</text:span><text:span text:style-name="T17">e</text:span><text:span text:style-name="T17">d</text:span><text:span text:style-name="T17"> </text:span><text:span text:style-name="T17">b</text:span><text:span text:style-name="T17">y</text:span><text:span text:style-name="T17"> </text:span><text:span text:style-name="T17">b</text:span><text:span text:style-name="T17">u</text:span><text:span text:style-name="T17">l</text:span><text:span text:style-name="T17">k</text:span><text:span text:style-name="T17"> </text:span><text:span text:style-name="T17">t</text:span><text:span text:style-name="T17">a</text:span><text:span text:style-name="T17">n</text:span><text:span text:style-name="T17">k</text:span><text:span text:style-name="T17"> </text:span><text:span text:style-name="T17">m</text:span><text:span text:style-name="T17">e</text:span><text:span text:style-name="T17">d</text:span><text:span text:style-name="T17">i</text:span><text:span text:style-name="T17">a</text:span><text:span text:style-name="T17"> </text:span><text:span text:style-name="T17">a</text:span><text:span text:style-name="T17">t </text:span><text:span text:style-name="T16">T</text:span><text:span text:style-name="T16">t</text:span><text:span text:style-name="T17"> </text:span></text:p>
                    </text:list-item>
                    <text:list-item>
                      <text:p><text:span text:style-name="T16">P</text:span><text:span text:style-name="T16">V</text:span><text:span text:style-name="T17"> </text:span><text:span text:style-name="T17">w</text:span><text:span text:style-name="T17">i</text:span><text:span text:style-name="T17">l</text:span><text:span text:style-name="T17">l </text:span><text:span text:style-name="T17">a</text:span><text:span text:style-name="T17">l</text:span><text:span text:style-name="T17">w</text:span><text:span text:style-name="T17">a</text:span><text:span text:style-name="T17">y</text:span><text:span text:style-name="T17">s</text:span><text:span text:style-name="T17"> </text:span><text:span text:style-name="T17">b</text:span><text:span text:style-name="T17">e</text:span><text:span text:style-name="T17"> </text:span><text:span text:style-name="T17">g</text:span><text:span text:style-name="T17">r</text:span><text:span text:style-name="T17">e</text:span><text:span text:style-name="T17">a</text:span><text:span text:style-name="T17">t</text:span><text:span text:style-name="T17">e</text:span><text:span text:style-name="T17">r </text:span><text:span text:style-name="T17">t</text:span><text:span text:style-name="T17">h</text:span><text:span text:style-name="T17">a</text:span><text:span text:style-name="T17">n</text:span><text:span text:style-name="T17">, </text:span><text:span text:style-name="T17">a</text:span><text:span text:style-name="T17">n</text:span><text:span text:style-name="T17">d</text:span><text:span text:style-name="T17"> </text:span><text:span text:style-name="T17">d</text:span><text:span text:style-name="T17">e</text:span><text:span text:style-name="T17">c</text:span><text:span text:style-name="T17">a</text:span><text:span text:style-name="T17">y</text:span><text:span text:style-name="T17"> </text:span><text:span text:style-name="T17">t</text:span><text:span text:style-name="T17">o</text:span><text:span text:style-name="T17">w</text:span><text:span text:style-name="T17">a</text:span><text:span text:style-name="T17">r</text:span><text:span text:style-name="T17">d</text:span><text:span text:style-name="T17">s</text:span><text:span text:style-name="T17">, </text:span><text:span text:style-name="T16">T</text:span><text:span text:style-name="T16">t</text:span></text:p>
                    </text:list-item>
                    <text:list-item>
                      <text:p text:style-name="P8"><text:span text:style-name="T17">F</text:span><text:span text:style-name="T17">i</text:span><text:span text:style-name="T17">r</text:span><text:span text:style-name="T17">s</text:span><text:span text:style-name="T17">t</text:span><text:span text:style-name="T17">-</text:span><text:span text:style-name="T17">o</text:span><text:span text:style-name="T17">r</text:span><text:span text:style-name="T17">d</text:span><text:span text:style-name="T17">e</text:span><text:span text:style-name="T17">r </text:span><text:span text:style-name="T17">d</text:span><text:span text:style-name="T17">i</text:span><text:span text:style-name="T17">f</text:span><text:span text:style-name="T17">f</text:span><text:span text:style-name="T17">. </text:span><text:span text:style-name="T17">e</text:span><text:span text:style-name="T17">q</text:span><text:span text:style-name="T17">u</text:span><text:span text:style-name="T17">a</text:span><text:span text:style-name="T17">t</text:span><text:span text:style-name="T17">i</text:span><text:span text:style-name="T17">o</text:span><text:span text:style-name="T17">n</text:span><text:span text:style-name="T17">:</text:span></text:p>
                      <text:list>
                        <text:list-item>
                          <text:p text:style-name="P9"><text:span text:style-name="T17">O</text:span><text:span text:style-name="T17">n</text:span><text:span text:style-name="T17">e</text:span><text:span text:style-name="T17">-</text:span><text:span text:style-name="T17">p</text:span><text:span text:style-name="T17">a</text:span><text:span text:style-name="T17">r</text:span><text:span text:style-name="T17">a</text:span><text:span text:style-name="T17">m</text:span><text:span text:style-name="T17">e</text:span><text:span text:style-name="T17">t</text:span><text:span text:style-name="T17">e</text:span><text:span text:style-name="T17">r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text:span text:style-name="T17">:</text:span></text:p>
                          <text:list>
                            <text:list-item>
                              <text:p text:style-name="P10"><text:span text:style-name="T16">k</text:span><text:span text:style-name="T16">P</text:span><text:span text:style-name="T16">V</text:span><text:span text:style-name="T17"> </text:span><text:span text:style-name="T17">i</text:span><text:span text:style-name="T17">s</text:span><text:span text:style-name="T17"> </text:span><text:span text:style-name="T17">r</text:span><text:span text:style-name="T17">e</text:span><text:span text:style-name="T17">d</text:span><text:span text:style-name="T17">u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6">P</text:span><text:span text:style-name="T16">V</text:span><text:span text:style-name="T17"> </text:span><text:span text:style-name="T17">a</text:span><text:span text:style-name="T17">s</text:span><text:span text:style-name="T17"> </text:span><text:span text:style-name="T17">i</text:span><text:span text:style-name="T17">t</text:span><text:span text:style-name="T17"> </text:span><text:span text:style-name="T17">d</text:span><text:span text:style-name="T17">e</text:span><text:span text:style-name="T17">c</text:span><text:span text:style-name="T17">a</text:span><text:span text:style-name="T17">y</text:span><text:span text:style-name="T17">s</text:span><text:span text:style-name="T17"> </text:span><text:span text:style-name="T17">t</text:span><text:span text:style-name="T17">o</text:span><text:span text:style-name="T17">w</text:span><text:span text:style-name="T17">a</text:span><text:span text:style-name="T17">r</text:span><text:span text:style-name="T17">d</text:span><text:span text:style-name="T17"> </text:span><text:span text:style-name="T16">T</text:span><text:span text:style-name="T16">t</text:span><text:span text:style-name="T17"> </text:span><text:span text:style-name="T17">i</text:span><text:span text:style-name="T17">n</text:span><text:span text:style-name="T17"> </text:span><text:span text:style-name="T17">1</text:span><text:span text:style-name="T17">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17">Im</text:span><text:span text:style-name="T17">ple</text:span><text:span text:style-name="T17">m</text:span><text:span text:style-name="T17">en</text:span><text:span text:style-name="T17">te</text:span><text:span text:style-name="T17">d </text:span><text:span text:style-name="T17">(n</text:span><text:span text:style-name="T17">ea</text:span><text:span text:style-name="T17">rly</text:span><text:span text:style-name="T17">) </text:span><text:span text:style-name="T17">as</text:span><text:span text:style-name="T17">:</text:span></text:p>
                </text:list-item>
              </text:list>
            </draw:text-box>
          </draw:frame>
          <draw:frame draw:style-name="gr1" draw:text-style-name="P1" draw:layer="layout" svg:width="2.877cm" svg:height="1.003cm" svg:x="9.814cm" svg:y="22.63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1" draw:text-style-name="P1" draw:layer="layout" svg:width="1.925cm" svg:height="0.682cm" svg:x="9.821cm" svg:y="23.65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1" draw:text-style-name="P1" draw:layer="layout" svg:width="6.436cm" svg:height="0.588cm" svg:x="9.307cm" svg:y="25.58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8T18:10:09.447237649</meta:creation-date>
    <dc:date>2021-02-18T21:40:05.496633439</dc:date>
    <meta:editing-duration>PT14M21S</meta:editing-duration>
    <meta:editing-cycles>4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row>
        <mrow>
          <mi mathvariant="italic">Ke</mi>
          <mo stretchy="false">−</mo>
          <mrow>
            <mi mathvariant="italic">Ke</mi>
            <mo stretchy="false">×</mo>
            <msup>
              <mrow>
                <mo fence="true" stretchy="false">(</mo>
                <mrow>
                  <mfrac>
                    <mrow>
                      <mrow>
                        <mi mathvariant="italic">CV</mi>
                        <mo stretchy="false">−</mo>
                        <mi mathvariant="italic">CVe</mi>
                      </mrow>
                      <mn>0</mn>
                    </mrow>
                    <mrow>
                      <mrow>
                        <mi mathvariant="italic">CVe</mi>
                        <mo stretchy="false">−</mo>
                        <mi mathvariant="italic">CVe</mi>
                      </mrow>
                      <mn>0</mn>
                    </mrow>
                  </mfrac>
                </mrow>
                <mo fence="true" stretchy="false">)</mo>
              </mrow>
              <mi mathvariant="italic">CVexp</mi>
            </msup>
          </mrow>
        </mrow>
        <mo stretchy="false">=</mo>
        <mrow>
          <mi mathvariant="italic">Ke</mi>
          <mo stretchy="false">×</mo>
          <mrow>
            <mo fence="true" stretchy="false">(</mo>
            <mrow>
              <mrow>
                <mn>1</mn>
                <mo stretchy="false">−</mo>
                <msup>
                  <mrow>
                    <mo fence="true" stretchy="false">(</mo>
                    <mrow>
                      <mfrac>
                        <mrow>
                          <mrow>
                            <mi mathvariant="italic">Cv</mi>
                            <mo stretchy="false">−</mo>
                            <mi mathvariant="italic">CVe</mi>
                          </mrow>
                          <mn>0</mn>
                        </mrow>
                        <mrow>
                          <mrow>
                            <mi mathvariant="italic">CVe</mi>
                            <mo stretchy="false">−</mo>
                            <mi mathvariant="italic">CVe</mi>
                          </mrow>
                          <mn>0</mn>
                        </mrow>
                      </mfrac>
                    </mrow>
                    <mo fence="true" stretchy="false">)</mo>
                  </mrow>
                  <mi mathvariant="italic">CVexp</mi>
                </msup>
              </mrow>
            </mrow>
            <mo fence="true" stretchy="false">)</mo>
          </mrow>
        </mrow>
      </mrow>
      <mi>,</mi>
      <mstyle color="blue">
        <mrow>
          <mrow>
            <mi mathvariant="italic">CV</mi>
            <mo stretchy="false">&gt;</mo>
            <mi mathvariant="italic">CVe</mi>
          </mrow>
          <mn>0</mn>
        </mrow>
      </mstyle>
    </mrow>
    <annotation encoding="StarMath 5.0">Ke - Ke times ( {CV - CVe0} over {CVe - CVe0}  ) ^ CVexp = Ke times ( 1 - ({Cv - CVe0} over {CVe - CVe0}) ^ CVexp), color blue {CV &gt; CVe0} </annotation>
  </semantics>
</math>
</file>

<file path=Object 2/content.xml><?xml version="1.0" encoding="utf-8"?>
<math xmlns="http://www.w3.org/1998/Math/MathML" display="block">
  <semantics>
    <mrow>
      <mi mathvariant="italic">Ke</mi>
      <mi>,</mi>
      <mstyle color="blue">
        <mrow>
          <mrow>
            <mi mathvariant="italic">CV</mi>
            <mo stretchy="false">⩽</mo>
            <mi mathvariant="italic">CVe</mi>
          </mrow>
          <mn>0</mn>
        </mrow>
      </mstyle>
    </mrow>
    <annotation encoding="StarMath 5.0">Ke,  color blue {CV leslant  CVe0} 
</annotation>
  </semantics>
</math>
</file>

<file path=Object 3/content.xml><?xml version="1.0" encoding="utf-8"?>
<math xmlns="http://www.w3.org/1998/Math/MathML" display="block">
  <semantics>
    <mfrac>
      <mi mathvariant="italic">dTt</mi>
      <mi mathvariant="italic">dt</mi>
    </mfrac>
    <annotation encoding="StarMath 5.0">{dTt over dt}</annotation>
  </semantics>
</math>
</file>

<file path=Object 4/content.xml><?xml version="1.0" encoding="utf-8"?>
<math xmlns="http://www.w3.org/1998/Math/MathML" display="block">
  <semantics>
    <mrow>
      <mrow>
        <msub>
          <mi mathvariant="italic">Tt</mi>
          <mrow>
            <mrow>
              <mi>t</mi>
              <mo stretchy="false">+</mo>
              <mi mathvariant="normal">Δ</mi>
            </mrow>
            <mi>t</mi>
          </mrow>
        </msub>
        <mo stretchy="false">=</mo>
        <mrow>
          <msub>
            <mi mathvariant="italic">Tt</mi>
            <mi>t</mi>
          </msub>
          <mo stretchy="false">+</mo>
          <mrow>
            <mfrac>
              <mi mathvariant="italic">dTt</mi>
              <mi mathvariant="italic">dt</mi>
            </mfrac>
            <mo stretchy="false">×</mo>
            <mi mathvariant="normal">Δ</mi>
          </mrow>
        </mrow>
      </mrow>
      <mi>t</mi>
    </mrow>
    <annotation encoding="StarMath 5.0">Tt sub { t + %DELTA t } = Tt sub t + dTt over dt times %DELTA t</annotation>
  </semantics>
</math>
</file>

<file path=Object 5/content.xml><?xml version="1.0" encoding="utf-8"?>
<math xmlns="http://www.w3.org/1998/Math/MathML" display="block">
  <semantics>
    <mrow>
      <mfrac>
        <mi mathvariant="italic">dPV</mi>
        <mi mathvariant="italic">dt</mi>
      </mfrac>
      <mo stretchy="false">=</mo>
      <mfrac>
        <mrow>
          <mi mathvariant="italic">Tt</mi>
          <mo stretchy="false">−</mo>
          <mi mathvariant="italic">PV</mi>
        </mrow>
        <mi>τ</mi>
      </mfrac>
    </mrow>
    <annotation encoding="StarMath 5.0">dPV over dt = { Tt - PV } over %tau</annotation>
  </semantics>
</math>
</file>

<file path=Object 6/content.xml><?xml version="1.0" encoding="utf-8"?>
<math xmlns="http://www.w3.org/1998/Math/MathML" display="block">
  <semantics>
    <mrow>
      <mi mathvariant="italic">kPV</mi>
      <mo stretchy="false">=</mo>
      <msup>
        <mi>e</mi>
        <mfrac>
          <mrow>
            <mo stretchy="false">−</mo>
            <mn>1</mn>
          </mrow>
          <mi>τ</mi>
        </mfrac>
      </msup>
    </mrow>
    <annotation encoding="StarMath 5.0">kPV = e ^{ -1 over %tau 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sub>
        <mi mathvariant="italic">PV</mi>
        <mrow>
          <mrow>
            <mi>t</mi>
            <mo stretchy="false">+</mo>
            <mi mathvariant="normal">Δ</mi>
          </mrow>
          <mi>t</mi>
        </mrow>
      </msub>
      <mo stretchy="false">=</mo>
      <mrow>
        <msub>
          <mi mathvariant="italic">Tt</mi>
          <mi>t</mi>
        </msub>
        <mo stretchy="false">+</mo>
        <mrow>
          <mrow>
            <mo fence="true" stretchy="false">(</mo>
            <mrow>
              <mrow>
                <msub>
                  <mi mathvariant="italic">PV</mi>
                  <mi>t</mi>
                </msub>
                <mo stretchy="false">−</mo>
                <mi mathvariant="italic">Tt</mi>
              </mrow>
            </mrow>
            <mo fence="true" stretchy="false">)</mo>
          </mrow>
          <mo stretchy="false">×</mo>
          <msup>
            <mi mathvariant="italic">kPV</mi>
            <mrow>
              <mi mathvariant="normal">Δ</mi>
              <mi>t</mi>
            </mrow>
          </msup>
        </mrow>
        <mo stretchy="false">+</mo>
        <msub>
          <mi>K</mi>
          <mi>e</mi>
        </msub>
      </mrow>
    </mrow>
    <annotation encoding="StarMath 5.0">PV sub { t + %DELTA t } = Tt sub t + ( PV sub t - Tt ) times kPV ^ { %DELTA t } + K sub e</annotation>
  </semantics>
</math>
</file>